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200000047DC3808F93185DF2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Encabezado">
      <style:paragraph-properties fo:line-height="115%" fo:text-align="end" style:justify-single-word="false"/>
    </style:style>
    <style:style style:name="P3" style:family="paragraph" style:parent-style-name="Encabezado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 style:master-page-name="MP0">
      <style:paragraph-properties fo:margin-top="0cm" fo:margin-bottom="0.3cm" loext:contextual-spacing="false" fo:line-height="150%" style:page-number="auto" fo:break-before="page"/>
    </style:style>
    <style:style style:name="P6" style:family="paragraph" style:parent-style-name="Standard">
      <style:paragraph-properties fo:margin-top="0cm" fo:margin-bottom="0.3cm" loext:contextual-spacing="false" fo:line-height="150%"/>
      <style:text-properties officeooo:rsid="0002a4c6" officeooo:paragraph-rsid="0002a4c6"/>
    </style:style>
    <style:style style:name="P7" style:family="paragraph" style:parent-style-name="Standard" style:list-style-name="L2">
      <style:paragraph-properties fo:margin-top="0cm" fo:margin-bottom="0.3cm" loext:contextual-spacing="false" fo:line-height="150%"/>
      <style:text-properties officeooo:rsid="0002a4c6" officeooo:paragraph-rsid="0002a4c6"/>
    </style:style>
    <style:style style:name="P8" style:family="paragraph" style:parent-style-name="Standard" style:list-style-name="L2">
      <style:paragraph-properties fo:margin-top="0cm" fo:margin-bottom="0.3cm" loext:contextual-spacing="false" fo:line-height="150%"/>
      <style:text-properties officeooo:rsid="0003b913" officeooo:paragraph-rsid="0003b9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a4c6"/>
    </style:style>
    <style:style style:name="T3" style:family="text">
      <style:text-properties officeooo:rsid="0003b913"/>
    </style:style>
    <style:style style:name="T4" style:family="text">
      <style:text-properties officeooo:rsid="000495ed"/>
    </style:style>
    <style:style style:name="T5" style:family="text">
      <style:text-properties officeooo:rsid="0005ba3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Ejercicio 4 – Configuración PHP</text:p>
      <text:p text:style-name="P6">Abre el archivo php.ini e indica para qué sirven las siguiente propiedades <text:s/>y que valores tienen:</text:p>
      <text:list xml:id="list2981738794" text:style-name="L2">
        <text:list-item>
          <text:p text:style-name="P7">file_uploads: <text:span text:style-name="T5">i</text:span>ndica si se permite <text:span text:style-name="T4">la</text:span> subida de archivos <text:span text:style-name="T4">mediante</text:span> HTTP. </text:p>
          <text:p text:style-name="P7">Valor: On</text:p>
        </text:list-item>
        <text:list-item>
          <text:p text:style-name="P7">max_execution_time: <text:span text:style-name="T5">t</text:span>iempo máximo de ejecución de scripts en segundos.</text:p>
          <text:p text:style-name="P7">Valor: 120</text:p>
        </text:list-item>
        <text:list-item>
          <text:p text:style-name="P7">upload_max_filesize: <text:span text:style-name="T5">i</text:span>ndica el tamaño máximo para archivos subidos.</text:p>
          <text:p text:style-name="P7">Valor: 40M</text:p>
        </text:list-item>
        <text:list-item>
          <text:p text:style-name="P7">short_open_tag: <text:span text:style-name="T5">indica si se permite el uso de apertura abreviada.</text:span></text:p>
          <text:p text:style-name="P8">Valores:</text:p>
          <text:list>
            <text:list-item>
              <text:list>
                <text:list-item>
                  <text:p text:style-name="P8">Default Value: On</text:p>
                </text:list-item>
                <text:list-item>
                  <text:p text:style-name="P8">Development Value: Off</text:p>
                </text:list-item>
                <text:list-item>
                  <text:p text:style-name="P8">Production Value: Off</text:p>
                </text:list-item>
              </text:list>
            </text:list-item>
          </text:list>
          <text:p text:style-name="P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Encabezado" style:family="paragraph" style:parent-style-name="Header_20_and_20_Footer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Encabezado">
      <style:paragraph-properties fo:line-height="115%" fo:text-align="end" style:justify-single-word="false"/>
    </style:style>
    <style:style style:name="MP3" style:family="paragraph" style:parent-style-name="Encabezado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2a4c6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orma2_0" text:anchor-type="paragraph" svg:x="-0.044cm" svg:y="-0.439cm" svg:width="2.972cm" style:rel-width="scale" svg:height="1.005cm" style:rel-height="scale" draw:z-index="0"><draw:image xlink:href="Pictures/10000000000000D200000047DC3808F93185DF28.png" xlink:type="simple" xlink:show="embed" xlink:actuate="onLoad" loext:mime-type="image/png"/></draw:frame><text:span text:style-name="Fuente_20_de_20_párrafo_20_predeter."><text:span text:style-name="MT1">Desarrollo Web en Entorno Servidor</text:span></text:span></text:p>
        <text:p text:style-name="MP2">Unidad 01 – Arquitecturas Web</text:p>
        <text:p text:style-name="MP3">Nombre: Alexis Coves Berna<text:tab/><text:tab/>Fecha: <text:span text:style-name="MT2">20</text:span>/<text:span text:style-name="MT2">09</text:span>/<text:span text:style-name="MT2">2020</text:span></text:p>
      </style:header>
      <style:footer>
        <text:p text:style-name="MP4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20-09-09T21:30:00Z</meta:creation-date>
    <dc:date>2020-09-21T11:11:27.833000000</dc:date>
    <meta:editing-cycles>12</meta:editing-cycles>
    <meta:editing-duration>PT24M49S</meta:editing-duration>
    <meta:document-statistic meta:table-count="0" meta:image-count="1" meta:object-count="0" meta:page-count="1" meta:paragraph-count="18" meta:word-count="104" meta:character-count="625" meta:non-whitespace-character-count="545"/>
    <meta:template xlink:type="simple" xlink:actuate="onRequest" xlink:title="" xlink:href="../../PlantillaEjerciciosDWES.odt/Normal.dotm"/>
  </office:meta>
</office:document-meta>
</file>